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15%" fo:text-align="start" style:justify-single-word="false" fo:text-indent="0cm" style:auto-text-indent="false"/>
      <style:text-properties style:font-name="Calibri" fo:font-size="11pt" officeooo:paragraph-rsid="001514db" style:font-name-asian="Calibri" style:font-size-asian="11pt" style:language-asian="en" style:country-asian="US" style:font-name-complex="Calibri" style:font-size-complex="11pt"/>
    </style:style>
    <style:style style:name="P2" style:family="paragraph" style:parent-style-name="Standard">
      <style:paragraph-properties fo:margin-left="0cm" fo:margin-right="0cm" fo:margin-top="0cm" fo:margin-bottom="0cm" loext:contextual-spacing="false" fo:line-height="115%" fo:text-align="end" style:justify-single-word="false" fo:text-indent="0cm" style:auto-text-indent="false"/>
      <style:text-properties style:font-name="Calibri" fo:font-size="11pt" style:font-name-asian="Calibri" style:font-size-asian="11pt" style:language-asian="en" style:country-asian="US" style:font-name-complex="Calibri" style:font-size-complex="11pt"/>
    </style:style>
    <style:style style:name="P3"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Calibri" fo:font-size="11pt" style:font-name-asian="Calibri" style:font-size-asian="11pt" style:language-asian="en" style:country-asian="US" style:font-name-complex="Calibri" style:font-size-complex="11pt"/>
    </style:style>
    <style:style style:name="P4" style:family="paragraph" style:parent-style-name="Standard">
      <style:paragraph-properties fo:margin-left="0cm" fo:margin-right="0cm" fo:margin-top="0cm" fo:margin-bottom="0cm" loext:contextual-spacing="false" fo:text-align="start" style:justify-single-word="false" fo:orphans="0" fo:widows="0" fo:text-indent="0cm" style:auto-text-indent="false" style:text-autospace="none"/>
      <style:text-properties style:font-name="Calibri" fo:font-size="11pt" style:font-name-asian="Calibri" style:font-size-asian="11pt" style:language-asian="en" style:country-asian="US" style:font-name-complex="Calibri" style:font-size-complex="11pt"/>
    </style:style>
    <style:style style:name="P5" style:family="paragraph" style:parent-style-name="Standard">
      <style:paragraph-properties fo:margin-left="0cm" fo:margin-right="0cm" fo:margin-top="0cm" fo:margin-bottom="0cm" loext:contextual-spacing="false" fo:line-height="115%" fo:text-align="start" style:justify-single-word="false" fo:text-indent="0cm" style:auto-text-indent="false"/>
      <style:text-properties style:font-name="Calibri" fo:font-size="11pt" officeooo:rsid="001514db" officeooo:paragraph-rsid="001514db" style:font-name-asian="Calibri" style:font-size-asian="11pt" style:language-asian="en" style:country-asian="US" style:font-name-complex="Calibri" style:font-size-complex="11pt"/>
    </style:style>
    <style:style style:name="P6" style:family="paragraph" style:parent-style-name="Standard" style:master-page-name="Standard">
      <style:paragraph-properties fo:margin-left="0cm" fo:margin-right="0cm" fo:margin-top="0cm" fo:margin-bottom="0cm" loext:contextual-spacing="false" fo:line-height="115%" fo:text-align="start" style:justify-single-word="false" fo:text-indent="0cm" style:auto-text-indent="false" style:page-number="auto"/>
      <style:text-properties style:font-name="Calibri" fo:font-size="11pt" officeooo:paragraph-rsid="001514db" style:font-name-asian="Calibri" style:font-size-asian="11pt" style:language-asian="en" style:country-asian="US" style:font-name-complex="Calibri" style:font-size-complex="11pt"/>
    </style:style>
    <style:style style:name="P7" style:family="paragraph" style:parent-style-name="Standard">
      <style:paragraph-properties fo:margin-left="10.231cm" fo:margin-right="0cm" fo:margin-top="0cm" fo:margin-bottom="0cm" loext:contextual-spacing="false" fo:text-align="start" style:justify-single-word="false" fo:orphans="0" fo:widows="0" fo:text-indent="0cm" style:auto-text-indent="false" style:text-autospace="none"/>
      <style:text-properties style:font-name="Calibri" fo:font-size="11pt" style:font-name-asian="Calibri" style:font-size-asian="11pt" style:language-asian="en" style:country-asian="US" style:font-name-complex="Calibri" style:font-size-complex="11pt"/>
    </style:style>
    <style:style style:name="T1" style:family="text">
      <style:text-properties officeooo:rsid="001514d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EL ACHIRI BENATIA</text:span><text:line-break/><text:span text:style-name="T1">34 ROUTE DE BERGERAC APP 14<text:tab/><text:tab/>Nom Prénom ou raison sociale du destinataire<text:line-break/>24230 LAMOTHE MONTRAVEL <text:s text:c="43"/>Code postal / Ville </text:span><text:line-break/>N° Tél <text:span text:style-name="T1">0680136439</text:span></text:p>
      <text:p text:style-name="P5">EMAIL :<text:a xlink:type="simple" xlink:href="mailto:elachirib@gmail.com" text:style-name="Internet_20_link" text:visited-style-name="Visited_20_Internet_20_Link">elachirib@gmail.com</text:a></text:p>
      <text:p text:style-name="P5"><text:s text:c="58"/></text:p>
      <text:p text:style-name="P5"><text:s text:c="66"/>LAMOTHE LE </text:p>
      <text:p text:style-name="P2"/>
      <text:p text:style-name="P4"/>
      <text:p text:style-name="P4"/>
      <text:p text:style-name="P4">Objet : Lettre de motivation pour intégrer une formation en alternance</text:p>
      <text:p text:style-name="P1"><text:s/></text:p>
      <text:p text:style-name="P1">Madame, Monsieur</text:p>
      <text:p text:style-name="P4"/>
      <text:p text:style-name="P4">Actuellement étudiant <text:span text:style-name="T1">2 ème année bts <text:s/>SIO (service informatique aux organisations) </text:span>, je souhaite intégrer dès la rentrée prochaine un cursus <text:s/>. Pour être mieux préparé au métier de (métier), j’ai choisi la voie de l’alternance. C’est pourquoi je suis à la recherche d’une entreprise qui me permettrait d’allier enseignement théorique et formation pratique.</text:p>
      <text:p text:style-name="P4"/>
      <text:p text:style-name="P4">Grâce à mes précédents stages en tant que (fonction exercée) auprès de l’entreprise (nom de l'entreprise), je connais les exigences et les capacités requises pour exercer les fonctions de (métier). Sérieux(euse) et motivé(e), je possède les qualités d’adaptation indispensables à la réussite d’une formation en alternance. <text:s/></text:p>
      <text:p text:style-name="P4"/>
      <text:p text:style-name="P4">Afin de mener à bien mon projet professionnel, je souhaite approfondir mes connaissances dans le domaine du (sujet d’étude). (Leader/Marque) reconnu(e) dans le secteur du (activité de l’entreprise), (nom de l'entreprise) a tout de suite attiré mon attention. Travailler en alternance dans votre entreprise me donnerait l’opportunité de mettre en pratique les notions étudiées et de proposer à mes futurs employeurs une solide expérience professionnelle.</text:p>
      <text:p text:style-name="P4"/>
      <text:p text:style-name="P3">N’hésitez pas à me contacter pour tout renseignement complémentaire ou pour convenir d’un rendez-vous. </text:p>
      <text:p text:style-name="P3"/>
      <text:p text:style-name="P3">Veuillez agréer, (Madame, Monsieur), l’expression de mes salutations distinguées.</text:p>
      <text:p text:style-name="P4"/>
      <text:p text:style-name="P7">Signatur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cm" fo:margin-right="0.7cm" fo:margin-top="0.106cm" fo:margin-bottom="0cm" loext:contextual-spacing="false" fo:text-align="justify" style:justify-single-word="false" fo:orphans="2" fo:widows="2" fo:text-indent="0cm" style:auto-text-indent="false" style:writing-mode="lr-tb"/>
      <style:text-properties style:use-window-font-color="true" style:font-name="Helvetica" fo:font-family="Helvetica" style:font-family-generic="swiss" style:font-pitch="variable" fo:font-size="8.5pt" fo:language="fr" fo:country="FR" style:font-name-asian="Times New Roman" style:font-family-asian="'Times New Roman'" style:font-family-generic-asian="roman" style:font-pitch-asian="variable" style:font-size-asian="8.5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_renou</meta:initial-creator>
    <meta:creation-date>2013-06-27T10:56:00</meta:creation-date>
    <dc:date>2014-12-11T21:53:50.992000000</dc:date>
    <meta:editing-cycles>2</meta:editing-cycles>
    <meta:editing-duration>PT1H20M48S</meta:editing-duration>
    <meta:document-statistic meta:table-count="0" meta:image-count="0" meta:object-count="0" meta:page-count="1" meta:paragraph-count="13" meta:word-count="232" meta:character-count="1772" meta:non-whitespace-character-count="1375"/>
    <meta:generator>LibreOffice/4.3.1.2$Windows_x86 LibreOffice_project/958349dc3b25111dbca392fbc281a05559ef6848</meta:generator>
  </office:meta>
</office:document-meta>
</file>